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AA0000012F6F1AFD8F.jpg"/>
  <manifest:file-entry manifest:media-type="image/png" manifest:full-path="Pictures/100002000000043800000438679A4DA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image-name="fondo_25_20marchu" draw:textarea-vertical-align="middl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rect draw:style-name="gr1" draw:text-style-name="P1" draw:layer="layout" svg:width="15.4cm" svg:height="15.8cm" svg:x="1cm" svg:y="5.5cm">
          <text:p/>
        </draw:rect>
        <draw:frame draw:style-name="gr2" draw:text-style-name="P1" draw:layer="layout" svg:width="15.382cm" svg:height="14.308cm" svg:x="0.6cm" svg:y="6.792cm">
          <draw:image xlink:href="Pictures/100002000000043800000438679A4DA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o_25_20marchu" draw:display-name="fondo%20marchu" xlink:href="Pictures/10000000000001AA0000012F6F1AFD8F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06T15:30:49.21</meta:creation-date>
    <dc:date>2024-12-06T15:49:28.83</dc:date>
    <meta:editing-duration>PT2M1S</meta:editing-duration>
    <meta:editing-cycles>1</meta:editing-cycles>
    <meta:generator>OpenOffice/4.1.15$Win32 OpenOffice.org_project/4115m2$Build-9813</meta:generator>
    <meta:document-statistic meta:object-count="2"/>
  </office:meta>
</office:document-meta>
</file>